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559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.184cm"/>
    </style:style>
    <style:style style:name="Таблица2.B" style:family="table-column">
      <style:table-column-properties style:column-width="15.817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4.219cm"/>
    </style:style>
    <style:style style:name="Таблица3.B" style:family="table-column">
      <style:table-column-properties style:column-width="12.781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</style:style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left="0cm" fo:margin-right="0cm" fo:text-indent="0cm" style:auto-text-indent="false"/>
    </style:style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</style:style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3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Введение</text:span></text:h>
      <text:h text:style-name="Heading_20_3" text:outline-level="3"><text:span text:style-name="Strong_20_Emphasis">1.1. Цель</text:span></text:h>
      <text:p text:style-name="Text_20_body">Целью разработки программного обеспечения является создание безопасного и удобного веб-интерфейса для загрузки, просмотра, скачивания и удаления пользовательских файлов с учётом ролевой модели доступа. Сервис предназначен для небольших групп пользователей и обеспечивает базовые функции файлового менеджера с защитой от распространённых уязвимостей (например, загрузки вредоносных скриптов).</text:p>
      <text:h text:style-name="Heading_20_3" text:outline-level="3"><text:span text:style-name="Strong_20_Emphasis">1.2. Область применения</text:span></text:h>
      <text:p text:style-name="Text_20_body">Сервис может использоваться в корпоративной среде, учебных заведениях или как личное облачное хранилище минимального функционала. Основные пользователи — сотрудники, студенты или частные лица, имеющие учётную запись в системе. Администратор имеет расширенные права: видит все файлы всех пользователей и может их удалять.</text:p>
      <text:h text:style-name="Heading_20_3" text:outline-level="3"><text:span text:style-name="Strong_20_Emphasis">1.3. Объем проекта</text:span></text:h>
      <text:p text:style-name="Text_20_body"><text:span text:style-name="Strong_20_Emphasis">Включает:</text:span></text:p>
      <text:list text:style-name="L1">
        <text:list-item>
          <text:p text:style-name="P1">Регистрацию и аутентификацию пользователей.</text:p>
        </text:list-item>
        <text:list-item>
          <text:p text:style-name="P1">Загрузку файлов с проверкой MIME-типа и расширения.</text:p>
        </text:list-item>
        <text:list-item>
          <text:p text:style-name="P1">Просмотр списка файлов с предварительным просмотром изображений.</text:p>
        </text:list-item>
        <text:list-item>
          <text:p text:style-name="P1">Возможность скачивания и удаления файлов (только своих или любых — для админа).</text:p>
        </text:list-item>
        <text:list-item>
          <text:p text:style-name="P1">Ролевой контроль доступа (обычный пользователь / администратор).</text:p>
        </text:list-item>
        <text:list-item>
          <text:p text:style-name="P2">Защиту от выполнения загружаемых скриптов на сервере.</text:p>
        </text:list-item>
      </text:list>
      <text:p text:style-name="Text_20_body"><text:span text:style-name="Strong_20_Emphasis">Не включает:</text:span></text:p>
      <text:list text:style-name="L2">
        <text:list-item>
          <text:p text:style-name="P3">Шифрование файлов.</text:p>
        </text:list-item>
        <text:list-item>
          <text:p text:style-name="P3">Совместное редактирование или обмен файлами.</text:p>
        </text:list-item>
        <text:list-item>
          <text:p text:style-name="P3">API для интеграции с другими сервисами.</text:p>
        </text:list-item>
        <text:list-item>
          <text:p text:style-name="P3">Восстановление удалённых файлов.</text:p>
        </text:list-item>
        <text:list-item>
          <text:p text:style-name="P4">Поддержку мобильных приложений.</text:p>
        </text:list-item>
      </text:list>
      <text:h text:style-name="Heading_20_3" text:outline-level="3"><text:span text:style-name="Strong_20_Emphasis">1.4. Определения, аббревиатуры и сокращения</text:span>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Table_20_Heading">Термин</text:p>
            </table:table-cell>
            <table:table-cell table:style-name="Таблица1.A1" office:value-type="string">
              <text:p text:style-name="Table_20_Heading">Определе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MIME-тип</text:p>
          </table:table-cell>
          <table:table-cell table:style-name="Таблица1.A1" office:value-type="string">
            <text:p text:style-name="P5">Идентификатор формата файла, используемый в интернете (например, <text:span text:style-name="Source_20_Text">image/jpeg</text:span>).</text:p>
          </table:table-cell>
        </table:table-row>
        <table:table-row>
          <table:table-cell table:style-name="Таблица1.A1" office:value-type="string">
            <text:p text:style-name="Table_20_Contents">PDO</text:p>
          </table:table-cell>
          <table:table-cell table:style-name="Таблица1.A1" office:value-type="string">
            <text:p text:style-name="Table_20_Contents">PHP Data Objects — расширение PHP для доступа к базам данных.</text:p>
          </table:table-cell>
        </table:table-row>
        <table:table-row>
          <table:table-cell table:style-name="Таблица1.A1" office:value-type="string">
            <text:p text:style-name="Table_20_Contents">XSS</text:p>
          </table:table-cell>
          <table:table-cell table:style-name="Таблица1.A1" office:value-type="string">
            <text:p text:style-name="Table_20_Contents">Cross-Site Scripting — уязвимость, связанная с внедрением вредоносного JavaScript-кода.</text:p>
          </table:table-cell>
        </table:table-row>
        <table:table-row>
          <table:table-cell table:style-name="Таблица1.A1" office:value-type="string">
            <text:p text:style-name="Table_20_Contents">SESSION</text:p>
          </table:table-cell>
          <table:table-cell table:style-name="Таблица1.A1" office:value-type="string">
            <text:p text:style-name="Table_20_Contents">Механизм хранения данных о состоянии пользователя между HTTP-запросами.</text:p>
          </table:table-cell>
        </table:table-row>
        <table:table-row>
          <table:table-cell table:style-name="Таблица1.A1" office:value-type="string">
            <text:p text:style-name="P5"><text:span text:style-name="Source_20_Text">.htaccess</text:span></text:p>
          </table:table-cell>
          <table:table-cell table:style-name="Таблица1.A1" office:value-type="string">
            <text:p text:style-name="Table_20_Contents">Конфигурационный файл Apache, используемый для контроля доступа и поведения веб-сервера.</text:p>
          </table:table-cell>
        </table:table-row>
      </table:table>
      <text:h text:style-name="Heading_20_3" text:outline-level="3"><text:soft-page-break/><text:span text:style-name="Strong_20_Emphasis">1.5. Ссылки</text:span></text:h>
      <text:list text:style-name="L3">
        <text:list-item>
          <text:p text:style-name="P6"><text:a xlink:type="simple" xlink:href="https://owasp.org/www-project-top-ten/" office:target-frame-name="_blank" xlink:show="new" text:style-name="Internet_20_link" text:visited-style-name="Visited_20_Internet_20_Link">OWASP Top 10</text:a></text:p>
        </text:list-item>
        <text:list-item>
          <text:p text:style-name="P6">PHP: официальная документация — <text:a xlink:type="simple" xlink:href="https://www.php.net/manual/" office:target-frame-name="_blank" xlink:show="new" text:style-name="Internet_20_link" text:visited-style-name="Visited_20_Internet_20_Link">https://www.php.net/manual/</text:a></text:p>
        </text:list-item>
        <text:list-item>
          <text:p text:style-name="P6">HTML5, CSS3 спецификации — <text:a xlink:type="simple" xlink:href="https://www.w3.org/" office:target-frame-name="_blank" xlink:show="new" text:style-name="Internet_20_link" text:visited-style-name="Visited_20_Internet_20_Link">W3C</text:a></text:p>
        </text:list-item>
        <text:list-item>
          <text:p text:style-name="P7"><text:a xlink:type="simple" xlink:href="https://httpd.apache.org/docs/current/howto/htaccess.html" text:style-name="Internet_20_link" text:visited-style-name="Visited_20_Internet_20_Link">Apache HTTP Server – <text:span text:style-name="Source_20_Text">.htaccess</text:span> directives</text:a></text:p>
        </text:list-item>
      </text:list>
      <text:p text:style-name="Horizontal_20_Line"/>
      <text:h text:style-name="Heading_20_2" text:outline-level="2"><text:span text:style-name="Strong_20_Emphasis">2. Общее описание</text:span></text:h>
      <text:h text:style-name="Heading_20_3" text:outline-level="3"><text:span text:style-name="Strong_20_Emphasis">2.1. Перспективы продукта</text:span></text:h>
      <text:p text:style-name="Text_20_body">Продукт представляет собой автономное веб-приложение на «нативном» PHP без использования фреймворков. Он может быть развёрнут на любом веб-сервере с поддержкой PHP 7+ и MySQL. Решает задачу централизованного хранения и управления файлами с базовыми гарантиями безопасности.</text:p>
      <text:h text:style-name="Heading_20_3" text:outline-level="3"><text:span text:style-name="Strong_20_Emphasis">2.2. Функции продукта</text:span></text:h>
      <text:list text:style-name="L4">
        <text:list-item>
          <text:p text:style-name="P8">Регистрация нового пользователя.</text:p>
        </text:list-item>
        <text:list-item>
          <text:p text:style-name="P8">Аутентификация по логину и паролю.</text:p>
        </text:list-item>
        <text:list-item>
          <text:p text:style-name="P8">Загрузка файлов с транслитерацией имени и защитой от исполняемых расширений.</text:p>
        </text:list-item>
        <text:list-item>
          <text:p text:style-name="P8">Отображение списка файлов с возможностью предпросмотра изображений.</text:p>
        </text:list-item>
        <text:list-item>
          <text:p text:style-name="P8">Скачивание файлов.</text:p>
        </text:list-item>
        <text:list-item>
          <text:p text:style-name="P8">Удаление файлов (только своих или любых — для админа).</text:p>
        </text:list-item>
        <text:list-item>
          <text:p text:style-name="P9">Ролевая модель: <text:span text:style-name="Source_20_Text">user</text:span> / <text:span text:style-name="Source_20_Text">admin</text:span>.</text:p>
        </text:list-item>
      </text:list>
      <text:h text:style-name="Heading_20_3" text:outline-level="3"><text:span text:style-name="Strong_20_Emphasis">2.3. Характеристики пользователей</text:span></text:h>
      <text:list text:style-name="L5">
        <text:list-item>
          <text:p text:style-name="P10"><text:span text:style-name="Strong_20_Emphasis">Обычные пользователи</text:span>: не требуют технических знаний, используют интерфейс через браузер.</text:p>
        </text:list-item>
        <text:list-item>
          <text:p text:style-name="P10"><text:span text:style-name="Strong_20_Emphasis">Администратор</text:span>: может управлять файлами всех пользователей, должен понимать базовые принципы безопасности.</text:p>
        </text:list-item>
        <text:list-item>
          <text:p text:style-name="P11">Уровень подготовки: начальный (достаточно умения работать с файлами и браузером).</text:p>
        </text:list-item>
      </text:list>
      <text:h text:style-name="Heading_20_3" text:outline-level="3"><text:span text:style-name="Strong_20_Emphasis">2.4. Ограничения</text:span></text:h>
      <text:list text:style-name="L6">
        <text:list-item>
          <text:p text:style-name="P12">Поддерживается только MySQL в качестве СУБД.</text:p>
        </text:list-item>
        <text:list-item>
          <text:p text:style-name="P13">Сервер должен поддерживать Apache с <text:span text:style-name="Source_20_Text">.htaccess</text:span>.</text:p>
        </text:list-item>
        <text:list-item>
          <text:p text:style-name="P13">Максимальный размер файла — 500 МБ (настраивается в <text:span text:style-name="Source_20_Text">config.php</text:span>).</text:p>
        </text:list-item>
        <text:list-item>
          <text:p text:style-name="P12">Файлы не индексируются по содержимому.</text:p>
        </text:list-item>
        <text:list-item>
          <text:p text:style-name="P14">Нет поддержки HTTPS «из коробки» — требуется настройка на уровне сервера.</text:p>
        </text:list-item>
      </text:list>
      <text:h text:style-name="Heading_20_3" text:outline-level="3"><text:span text:style-name="Strong_20_Emphasis">2.5. Предположения и зависимости</text:span></text:h>
      <text:list text:style-name="L7">
        <text:list-item>
          <text:p text:style-name="P15">Предполагается корректная настройка <text:span text:style-name="Source_20_Text">php.ini</text:span> (<text:span text:style-name="Source_20_Text">upload_max_filesize</text:span>, <text:span text:style-name="Source_20_Text">post_max_size</text:span> &gt;= 500 МБ).</text:p>
        </text:list-item>
        <text:list-item>
          <text:p text:style-name="P15">Сервер имеет права на запись в папку <text:span text:style-name="Source_20_Text">uploads/</text:span>.</text:p>
        </text:list-item>
        <text:list-item>
          <text:p text:style-name="P16">Все пользователи доверяют администратору.</text:p>
        </text:list-item>
        <text:list-item>
          <text:p text:style-name="P17"><text:soft-page-break/>Для предотвращения XSS используется функция <text:span text:style-name="Source_20_Text">htmlspecialchars()</text:span>.</text:p>
        </text:list-item>
      </text:list>
      <text:p text:style-name="Horizontal_20_Line"/>
      <text:h text:style-name="Heading_20_2" text:outline-level="2"><text:span text:style-name="Strong_20_Emphasis">3. Функциональные требования</text:span>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Table_20_Heading">ID</text:p>
            </table:table-cell>
            <table:table-cell table:style-name="Таблица2.A1" office:value-type="string">
              <text:p text:style-name="Table_20_Heading">Требов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FR-01</text:p>
          </table:table-cell>
          <table:table-cell table:style-name="Таблица2.A1" office:value-type="string">
            <text:p text:style-name="Table_20_Contents">Система должна позволять пользователю зарегистрироваться, указав логин и пароль (мин. 6 символов).</text:p>
          </table:table-cell>
        </table:table-row>
        <table:table-row>
          <table:table-cell table:style-name="Таблица2.A1" office:value-type="string">
            <text:p text:style-name="Table_20_Contents">FR-02</text:p>
          </table:table-cell>
          <table:table-cell table:style-name="Таблица2.A1" office:value-type="string">
            <text:p text:style-name="Table_20_Contents">Система должна проверять уникальность логина при регистрации.</text:p>
          </table:table-cell>
        </table:table-row>
        <table:table-row>
          <table:table-cell table:style-name="Таблица2.A1" office:value-type="string">
            <text:p text:style-name="Table_20_Contents">FR-03</text:p>
          </table:table-cell>
          <table:table-cell table:style-name="Таблица2.A1" office:value-type="string">
            <text:p text:style-name="Table_20_Contents">Пользователь должен иметь возможность войти с использованием валидных учётных данных.</text:p>
          </table:table-cell>
        </table:table-row>
        <table:table-row>
          <table:table-cell table:style-name="Таблица2.A1" office:value-type="string">
            <text:p text:style-name="Table_20_Contents">FR-04</text:p>
          </table:table-cell>
          <table:table-cell table:style-name="Таблица2.A1" office:value-type="string">
            <text:p text:style-name="Table_20_Contents">После входа пользователь должен попадать на страницу файлового менеджера.</text:p>
          </table:table-cell>
        </table:table-row>
        <table:table-row>
          <table:table-cell table:style-name="Таблица2.A1" office:value-type="string">
            <text:p text:style-name="Table_20_Contents">FR-05</text:p>
          </table:table-cell>
          <table:table-cell table:style-name="Таблица2.A1" office:value-type="string">
            <text:p text:style-name="Table_20_Contents">Пользователь может загрузить файл, если его размер ≤ 500 МБ и MIME-тип/расширение не в чёрном списке.</text:p>
          </table:table-cell>
        </table:table-row>
        <table:table-row>
          <table:table-cell table:style-name="Таблица2.A1" office:value-type="string">
            <text:p text:style-name="Table_20_Contents">FR-06</text:p>
          </table:table-cell>
          <table:table-cell table:style-name="Таблица2.A1" office:value-type="string">
            <text:p text:style-name="Table_20_Contents">Система должна транслитерировать имя файла и добавлять уникальный идентификатор.</text:p>
          </table:table-cell>
        </table:table-row>
        <table:table-row>
          <table:table-cell table:style-name="Таблица2.A1" office:value-type="string">
            <text:p text:style-name="Table_20_Contents">FR-07</text:p>
          </table:table-cell>
          <table:table-cell table:style-name="Таблица2.A1" office:value-type="string">
            <text:p text:style-name="Table_20_Contents">Обычный пользователь видит только свои файлы.</text:p>
          </table:table-cell>
        </table:table-row>
        <table:table-row>
          <table:table-cell table:style-name="Таблица2.A1" office:value-type="string">
            <text:p text:style-name="Table_20_Contents">FR-08</text:p>
          </table:table-cell>
          <table:table-cell table:style-name="Таблица2.A1" office:value-type="string">
            <text:p text:style-name="Table_20_Contents">Администратор видит все файлы всех пользователей с указанием владельца.</text:p>
          </table:table-cell>
        </table:table-row>
        <table:table-row>
          <table:table-cell table:style-name="Таблица2.A1" office:value-type="string">
            <text:p text:style-name="Table_20_Contents">FR-09</text:p>
          </table:table-cell>
          <table:table-cell table:style-name="Таблица2.A1" office:value-type="string">
            <text:p text:style-name="P5">Для изображений (<text:span text:style-name="Source_20_Text">image/*</text:span>) отображается превью.</text:p>
          </table:table-cell>
        </table:table-row>
        <table:table-row>
          <table:table-cell table:style-name="Таблица2.A1" office:value-type="string">
            <text:p text:style-name="Table_20_Contents">FR-10</text:p>
          </table:table-cell>
          <table:table-cell table:style-name="Таблица2.A1" office:value-type="string">
            <text:p text:style-name="Table_20_Contents">Любой пользователь может скачать любой файл, на который у него есть доступ.</text:p>
          </table:table-cell>
        </table:table-row>
        <table:table-row>
          <table:table-cell table:style-name="Таблица2.A1" office:value-type="string">
            <text:p text:style-name="Table_20_Contents">FR-11</text:p>
          </table:table-cell>
          <table:table-cell table:style-name="Таблица2.A1" office:value-type="string">
            <text:p text:style-name="Table_20_Contents">Пользователь может удалить только свои файлы; админ — любые.</text:p>
          </table:table-cell>
        </table:table-row>
        <table:table-row>
          <table:table-cell table:style-name="Таблица2.A1" office:value-type="string">
            <text:p text:style-name="Table_20_Contents">FR-12</text:p>
          </table:table-cell>
          <table:table-cell table:style-name="Таблица2.A1" office:value-type="string">
            <text:p text:style-name="Table_20_Contents">При удалении файл удаляется как из БД, так и с диска.</text:p>
          </table:table-cell>
        </table:table-row>
        <table:table-row>
          <table:table-cell table:style-name="Таблица2.A1" office:value-type="string">
            <text:p text:style-name="Table_20_Contents">FR-13</text:p>
          </table:table-cell>
          <table:table-cell table:style-name="Таблица2.A1" office:value-type="string">
            <text:p text:style-name="Table_20_Contents">При попытке загрузить запрещённый файл отображается понятное сообщение об ошибке.</text:p>
          </table:table-cell>
        </table:table-row>
      </table:table>
      <text:p text:style-name="Horizontal_20_Line"/>
      <text:h text:style-name="Heading_20_2" text:outline-level="2"><text:span text:style-name="Strong_20_Emphasis">4. Нефункциональные требования</text:span>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Категория</text:p>
            </table:table-cell>
            <table:table-cell table:style-name="Таблица3.A1" office:value-type="string">
              <text:p text:style-name="Table_20_Heading">Требова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trong_20_Emphasis">Безопасность</text:span></text:p>
          </table:table-cell>
          <table:table-cell table:style-name="Таблица3.A1" office:value-type="string">
            <text:p text:style-name="P5">Запрещена загрузка PHP, JS, HTML и других исполняемых файлов. Папка <text:span text:style-name="Source_20_Text">uploads/</text:span> защищена <text:span text:style-name="Source_20_Text">.htaccess</text:span>. Пароли хранятся в хэшированном виде (<text:span text:style-name="Source_20_Text">password_hash</text:span>).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Надёжность</text:span></text:p>
          </table:table-cell>
          <table:table-cell table:style-name="Таблица3.A1" office:value-type="string">
            <text:p text:style-name="Table_20_Contents">Сервер должен корректно обрабатывать ошибки загрузки файлов и отображать их пользователю.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Производительность</text:span></text:p>
          </table:table-cell>
          <table:table-cell table:style-name="Таблица3.A1" office:value-type="string">
            <text:p text:style-name="Table_20_Contents">Время отклика при загрузке/удалении файлов ≤ 2 сек при стабильном интернете.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Совместимость</text:span></text:p>
          </table:table-cell>
          <table:table-cell table:style-name="Таблица3.A1" office:value-type="string">
            <text:p text:style-name="Table_20_Contents">Интерфейс работает в современных браузерах (Chrome, Firefox, Edge, Safari).</text:p>
          </table:table-cell>
        </table:table-row>
        <table:table-row>
          <table:table-cell table:style-name="Таблица3.A1" office:value-type="string">
            <text:p text:style-name="Table_20_Contents"><text:span text:style-name="Strong_20_Emphasis">Масштабируемость</text:span></text:p>
          </table:table-cell>
          <table:table-cell table:style-name="Таблица3.A1" office:value-type="string">
            <text:p text:style-name="Table_20_Contents">Архитектура позволяет добавлять новые роли и функции без переписывания ядра.</text:p>
          </table:table-cell>
        </table:table-row>
      </table:table>
      <text:p text:style-name="Horizontal_20_Line"/>
      <text:h text:style-name="Heading_20_2" text:outline-level="2"><text:span text:style-name="Strong_20_Emphasis">5. Внешний интерфейс</text:span></text:h>
      <text:h text:style-name="Heading_20_3" text:outline-level="3"><text:span text:style-name="Strong_20_Emphasis">5.1. Интерфейс пользователя (UI)</text:span></text:h>
      <text:list text:style-name="L8">
        <text:list-item>
          <text:p text:style-name="P18">Простой, адаптивный HTML/CSS интерфейс.</text:p>
        </text:list-item>
        <text:list-item>
          <text:p text:style-name="P18"><text:soft-page-break/>Страницы: вход, регистрация, файловый менеджер.</text:p>
        </text:list-item>
        <text:list-item>
          <text:p text:style-name="P18">Элементы: кнопки загрузки/удаления, сетка файлов, превью изображений.</text:p>
        </text:list-item>
        <text:list-item>
          <text:p text:style-name="P19">Сообщения об ошибках и успехе отображаются в цветных блоках.</text:p>
        </text:list-item>
      </text:list>
      <text:h text:style-name="Heading_20_3" text:outline-level="3"><text:span text:style-name="Strong_20_Emphasis">5.2. API</text:span></text:h>
      <text:list text:style-name="L9">
        <text:list-item>
          <text:p text:style-name="P20">Отсутствует. Все операции выполняются через HTML-формы и прямые HTTP-запросы.</text:p>
        </text:list-item>
      </text:list>
      <text:h text:style-name="Heading_20_3" text:outline-level="3"><text:span text:style-name="Strong_20_Emphasis">5.3. Взаимодействие с другими системами</text:span></text:h>
      <text:list text:style-name="L10">
        <text:list-item>
          <text:p text:style-name="P21">Взаимодействует с MySQL для хранения метаданных файлов и пользователей.</text:p>
        </text:list-item>
        <text:list-item>
          <text:p text:style-name="P22">Использует файловую систему сервера для хранения файлов.</text:p>
        </text:list-item>
      </text:list>
      <text:p text:style-name="Horizontal_20_Line"/>
      <text:h text:style-name="Heading_20_2" text:outline-level="2"><text:span text:style-name="Strong_20_Emphasis">6. Системные требования</text:span></text:h>
      <text:h text:style-name="Heading_20_3" text:outline-level="3"><text:span text:style-name="Strong_20_Emphasis">Серверная часть (минимальные):</text:span></text:h>
      <text:list text:style-name="L11">
        <text:list-item>
          <text:p text:style-name="P23"><text:span text:style-name="Strong_20_Emphasis">ОС</text:span>: Linux (рекомендуется), Windows Server (ограниченно).</text:p>
        </text:list-item>
        <text:list-item>
          <text:p text:style-name="P24"><text:span text:style-name="Strong_20_Emphasis">Web-сервер</text:span>: Apache 2.4+ с поддержкой <text:span text:style-name="Source_20_Text">.htaccess</text:span>.</text:p>
        </text:list-item>
        <text:list-item>
          <text:p text:style-name="P23"><text:span text:style-name="Strong_20_Emphasis">PHP</text:span>: 7.4 или выше.</text:p>
        </text:list-item>
        <text:list-item>
          <text:p text:style-name="P23"><text:span text:style-name="Strong_20_Emphasis">MySQL</text:span>: 5.7+.</text:p>
        </text:list-item>
        <text:list-item>
          <text:p text:style-name="P23"><text:span text:style-name="Strong_20_Emphasis">Память</text:span>: ≥ 512 МБ RAM.</text:p>
        </text:list-item>
        <text:list-item>
          <text:p text:style-name="P23"><text:span text:style-name="Strong_20_Emphasis">Память (диск)</text:span>: зависит от объёма загружаемых файлов.</text:p>
        </text:list-item>
        <text:list-item>
          <text:p text:style-name="P25"><text:span text:style-name="Strong_20_Emphasis">Сеть</text:span>: доступ по HTTP(S), порт 80/443 открыт.</text:p>
        </text:list-item>
      </text:list>
      <text:h text:style-name="Heading_20_3" text:outline-level="3"><text:span text:style-name="Strong_20_Emphasis">Клиентская часть:</text:span></text:h>
      <text:list text:style-name="L12">
        <text:list-item>
          <text:p text:style-name="P26">Современный веб-браузер (Chrome 80+, Firefox 70+, Safari 14+, Edge 80+).</text:p>
        </text:list-item>
        <text:list-item>
          <text:p text:style-name="P27">Поддержка JavaScript (для подтверждения удаления).</text:p>
        </text:list-item>
      </text:list>
      <text:p text:style-name="Horizontal_20_Line"/>
      <text:p text:style-name="Text_20_body"><text:span text:style-name="Strong_20_Emphasis">Примечание</text:span>: Для безопасной эксплуатации рекомендуется:</text:p>
      <text:list text:style-name="L13">
        <text:list-item>
          <text:p text:style-name="P28">Размещать приложение за HTTPS.</text:p>
        </text:list-item>
        <text:list-item>
          <text:p text:style-name="P29">Настроить резервное копирование папки <text:span text:style-name="Source_20_Text">uploads/</text:span> и БД.</text:p>
        </text:list-item>
        <text:list-item>
          <text:p text:style-name="P30">Изменить учётные данные БД в <text:span text:style-name="Source_20_Text">config.php</text:span> перед развёртыванием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14:21:46.466227600</meta:creation-date>
    <dc:date>2025-12-27T16:34:10.068125800</dc:date>
    <meta:editing-duration>PT2H2M7S</meta:editing-duration>
    <meta:editing-cycles>1</meta:editing-cycles>
    <meta:document-statistic meta:table-count="3" meta:image-count="0" meta:object-count="0" meta:page-count="4" meta:paragraph-count="132" meta:word-count="832" meta:character-count="6272" meta:non-whitespace-character-count="5614"/>
    <meta:generator>LibreOffice/25.8.2.2$Windows_X86_64 LibreOffice_project/d401f2107ccab8f924a8e2df40f573aab7605b6f</meta:generator>
  </office:meta>
</office:document-meta>
</file>